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6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697cm"/>
    </style:style>
    <style:style style:name="Tableau1.B" style:family="table-column">
      <style:table-column-properties style:column-width="10.8cm"/>
    </style:style>
    <style:style style:name="Tableau1.C" style:family="table-column">
      <style:table-column-properties style:column-width="1.997cm"/>
    </style:style>
    <style:style style:name="Tableau1.E" style:family="table-column">
      <style:table-column-properties style:column-width="2.02cm"/>
    </style:style>
    <style:style style:name="Tableau1.F" style:family="table-column">
      <style:table-column-properties style:column-width="1.4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776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24" style:family="table-row">
      <style:table-row-properties style:min-row-height="0.727cm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>
      <style:table-cell-properties fo:padding="0.097cm" fo:border-left="0.05pt solid #000000" fo:border-right="none" fo:border-top="none" fo:border-bottom="0.05pt solid #000000"/>
    </style:style>
    <style:style style:name="Tableau1.F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>
      <style:table-cell-properties fo:padding="0.097cm" fo:border-left="0.05pt solid #000000" fo:border-right="none" fo:border-top="none" fo:border-bottom="0.05pt solid #000000"/>
    </style:style>
    <style:style style:name="Tableau1.F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>
      <style:table-cell-properties fo:padding="0.097cm" fo:border-left="0.05pt solid #000000" fo:border-right="none" fo:border-top="none" fo:border-bottom="0.05pt solid #000000"/>
    </style:style>
    <style:style style:name="Tableau1.F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>
      <style:table-cell-properties fo:padding="0.097cm" fo:border-left="0.05pt solid #000000" fo:border-right="none" fo:border-top="none" fo:border-bottom="0.05pt solid #000000"/>
    </style:style>
    <style:style style:name="Tableau1.F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>
      <style:table-cell-properties fo:padding="0.097cm" fo:border-left="0.05pt solid #000000" fo:border-right="none" fo:border-top="none" fo:border-bottom="0.05pt solid #000000"/>
    </style:style>
    <style:style style:name="Tableau1.F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>
      <style:table-cell-properties fo:padding="0.097cm" fo:border-left="0.05pt solid #000000" fo:border-right="none" fo:border-top="none" fo:border-bottom="0.05pt solid #000000"/>
    </style:style>
    <style:style style:name="Tableau1.F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>
      <style:table-cell-properties fo:padding="0.097cm" fo:border-left="0.05pt solid #000000" fo:border-right="none" fo:border-top="none" fo:border-bottom="0.05pt solid #000000"/>
    </style:style>
    <style:style style:name="Tableau1.F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>
      <style:table-cell-properties fo:padding="0.097cm" fo:border-left="0.05pt solid #000000" fo:border-right="none" fo:border-top="none" fo:border-bottom="0.05pt solid #000000"/>
    </style:style>
    <style:style style:name="Tableau1.F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>
      <style:table-cell-properties fo:padding="0.097cm" fo:border-left="0.05pt solid #000000" fo:border-right="none" fo:border-top="none" fo:border-bottom="0.05pt solid #000000"/>
    </style:style>
    <style:style style:name="Tableau1.F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>
      <style:table-cell-properties fo:padding="0.097cm" fo:border-left="0.05pt solid #000000" fo:border-right="none" fo:border-top="none" fo:border-bottom="0.05pt solid #000000"/>
    </style:style>
    <style:style style:name="Tableau1.F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>
      <style:table-cell-properties fo:padding="0.097cm" fo:border-left="0.05pt solid #000000" fo:border-right="none" fo:border-top="none" fo:border-bottom="0.05pt solid #000000"/>
    </style:style>
    <style:style style:name="Tableau1.F5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>
      <style:table-cell-properties fo:padding="0.097cm" fo:border-left="0.05pt solid #000000" fo:border-right="none" fo:border-top="none" fo:border-bottom="0.05pt solid #000000"/>
    </style:style>
    <style:style style:name="Tableau1.F5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>
      <style:table-cell-properties fo:padding="0.097cm" fo:border-left="0.05pt solid #000000" fo:border-right="none" fo:border-top="none" fo:border-bottom="0.05pt solid #000000"/>
    </style:style>
    <style:style style:name="Tableau1.F5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>
      <style:table-cell-properties fo:padding="0.097cm" fo:border-left="0.05pt solid #000000" fo:border-right="none" fo:border-top="none" fo:border-bottom="0.05pt solid #000000"/>
    </style:style>
    <style:style style:name="Tableau1.F5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>
      <style:table-cell-properties fo:padding="0.097cm" fo:border-left="0.05pt solid #000000" fo:border-right="none" fo:border-top="none" fo:border-bottom="0.05pt solid #000000"/>
    </style:style>
    <style:style style:name="Tableau1.F5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>
      <style:table-cell-properties fo:padding="0.097cm" fo:border-left="0.05pt solid #000000" fo:border-right="none" fo:border-top="none" fo:border-bottom="0.05pt solid #000000"/>
    </style:style>
    <style:style style:name="Tableau1.F5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>
      <style:table-cell-properties fo:padding="0.097cm" fo:border-left="0.05pt solid #000000" fo:border-right="none" fo:border-top="none" fo:border-bottom="0.05pt solid #000000"/>
    </style:style>
    <style:style style:name="Tableau1.F5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>
      <style:table-cell-properties fo:padding="0.097cm" fo:border-left="0.05pt solid #000000" fo:border-right="none" fo:border-top="none" fo:border-bottom="0.05pt solid #000000"/>
    </style:style>
    <style:style style:name="Tableau1.F6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>
      <style:table-cell-properties fo:padding="0.097cm" fo:border-left="0.05pt solid #000000" fo:border-right="none" fo:border-top="none" fo:border-bottom="0.05pt solid #000000"/>
    </style:style>
    <style:style style:name="Tableau1.F6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>
      <style:table-cell-properties fo:padding="0.097cm" fo:border-left="0.05pt solid #000000" fo:border-right="none" fo:border-top="none" fo:border-bottom="0.05pt solid #000000"/>
    </style:style>
    <style:style style:name="Tableau1.F6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>
      <style:table-cell-properties fo:padding="0.097cm" fo:border-left="0.05pt solid #000000" fo:border-right="none" fo:border-top="none" fo:border-bottom="0.05pt solid #000000"/>
    </style:style>
    <style:style style:name="Tableau1.F6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>
      <style:table-cell-properties fo:padding="0.097cm" fo:border-left="0.05pt solid #000000" fo:border-right="none" fo:border-top="none" fo:border-bottom="0.05pt solid #000000"/>
    </style:style>
    <style:style style:name="Tableau1.F6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>
      <style:table-cell-properties fo:padding="0.097cm" fo:border-left="0.05pt solid #000000" fo:border-right="none" fo:border-top="none" fo:border-bottom="0.05pt solid #000000"/>
    </style:style>
    <style:style style:name="Tableau1.F6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>
      <style:table-cell-properties fo:padding="0.097cm" fo:border-left="0.05pt solid #000000" fo:border-right="none" fo:border-top="none" fo:border-bottom="0.05pt solid #000000"/>
    </style:style>
    <style:style style:name="Tableau1.F6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>
      <style:table-cell-properties fo:padding="0.097cm" fo:border-left="0.05pt solid #000000" fo:border-right="none" fo:border-top="none" fo:border-bottom="0.05pt solid #000000"/>
    </style:style>
    <style:style style:name="Tableau1.F6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>
      <style:table-cell-properties fo:padding="0.097cm" fo:border-left="0.05pt solid #000000" fo:border-right="none" fo:border-top="none" fo:border-bottom="0.05pt solid #000000"/>
    </style:style>
    <style:style style:name="Tableau1.F6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>
      <style:table-cell-properties fo:padding="0.097cm" fo:border-left="0.05pt solid #000000" fo:border-right="none" fo:border-top="none" fo:border-bottom="0.05pt solid #000000"/>
    </style:style>
    <style:style style:name="Tableau1.F6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>
      <style:table-cell-properties fo:padding="0.097cm" fo:border-left="0.05pt solid #000000" fo:border-right="none" fo:border-top="none" fo:border-bottom="0.05pt solid #000000"/>
    </style:style>
    <style:style style:name="Tableau1.F7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>
      <style:table-cell-properties fo:padding="0.097cm" fo:border-left="0.05pt solid #000000" fo:border-right="none" fo:border-top="none" fo:border-bottom="0.05pt solid #000000"/>
    </style:style>
    <style:style style:name="Tableau1.F7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>
      <style:table-cell-properties fo:padding="0.097cm" fo:border-left="0.05pt solid #000000" fo:border-right="none" fo:border-top="none" fo:border-bottom="0.05pt solid #000000"/>
    </style:style>
    <style:style style:name="Tableau1.F7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>
      <style:table-cell-properties fo:padding="0.097cm" fo:border-left="0.05pt solid #000000" fo:border-right="none" fo:border-top="none" fo:border-bottom="0.05pt solid #000000"/>
    </style:style>
    <style:style style:name="Tableau1.F7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>
      <style:table-cell-properties fo:padding="0.097cm" fo:border-left="0.05pt solid #000000" fo:border-right="none" fo:border-top="none" fo:border-bottom="0.05pt solid #000000"/>
    </style:style>
    <style:style style:name="Tableau1.F7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>
      <style:table-cell-properties fo:padding="0.097cm" fo:border-left="0.05pt solid #000000" fo:border-right="none" fo:border-top="none" fo:border-bottom="0.05pt solid #000000"/>
    </style:style>
    <style:style style:name="Tableau1.F7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none" fo:border-top="none" fo:border-bottom="0.05pt solid #000000"/>
    </style:style>
    <style:style style:name="Tableau1.E76" style:family="table-cell">
      <style:table-cell-properties fo:padding="0.097cm" fo:border-left="0.05pt solid #000000" fo:border-right="none" fo:border-top="none" fo:border-bottom="0.05pt solid #000000"/>
    </style:style>
    <style:style style:name="Tableau1.F7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none" fo:border-top="none" fo:border-bottom="0.05pt solid #000000"/>
    </style:style>
    <style:style style:name="Tableau1.E77" style:family="table-cell">
      <style:table-cell-properties fo:padding="0.097cm" fo:border-left="0.05pt solid #000000" fo:border-right="none" fo:border-top="none" fo:border-bottom="0.05pt solid #000000"/>
    </style:style>
    <style:style style:name="Tableau1.F7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none" fo:border-top="none" fo:border-bottom="0.05pt solid #000000"/>
    </style:style>
    <style:style style:name="Tableau1.E78" style:family="table-cell">
      <style:table-cell-properties fo:padding="0.097cm" fo:border-left="0.05pt solid #000000" fo:border-right="none" fo:border-top="none" fo:border-bottom="0.05pt solid #000000"/>
    </style:style>
    <style:style style:name="Tableau1.F7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none" fo:border-top="none" fo:border-bottom="0.05pt solid #000000"/>
    </style:style>
    <style:style style:name="Tableau1.E79" style:family="table-cell">
      <style:table-cell-properties fo:padding="0.097cm" fo:border-left="0.05pt solid #000000" fo:border-right="none" fo:border-top="none" fo:border-bottom="0.05pt solid #000000"/>
    </style:style>
    <style:style style:name="Tableau1.F7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80" style:family="table-row">
      <style:table-row-properties fo:background-color="transparent">
        <style:background-image/>
      </style:table-row-properties>
    </style:style>
    <style:style style:name="Tableau1.A8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none" fo:border-top="none" fo:border-bottom="0.05pt solid #000000"/>
    </style:style>
    <style:style style:name="Tableau1.E80" style:family="table-cell">
      <style:table-cell-properties fo:padding="0.097cm" fo:border-left="0.05pt solid #000000" fo:border-right="none" fo:border-top="none" fo:border-bottom="0.05pt solid #000000"/>
    </style:style>
    <style:style style:name="Tableau1.F8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none" fo:border-top="none" fo:border-bottom="0.05pt solid #000000"/>
    </style:style>
    <style:style style:name="Tableau1.E81" style:family="table-cell">
      <style:table-cell-properties fo:padding="0.097cm" fo:border-left="0.05pt solid #000000" fo:border-right="none" fo:border-top="none" fo:border-bottom="0.05pt solid #000000"/>
    </style:style>
    <style:style style:name="Tableau1.F8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none" fo:border-top="none" fo:border-bottom="0.05pt solid #000000"/>
    </style:style>
    <style:style style:name="Tableau1.E82" style:family="table-cell">
      <style:table-cell-properties fo:padding="0.097cm" fo:border-left="0.05pt solid #000000" fo:border-right="none" fo:border-top="none" fo:border-bottom="0.05pt solid #000000"/>
    </style:style>
    <style:style style:name="Tableau1.F8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fo:color="#2a6099" loext:opacity="100%" style:font-name="Arial1" fo:font-size="10.5pt" fo:language="fr" fo:country="FR" fo:font-weight="bold" officeooo:rsid="018d8272" officeooo:paragraph-rsid="018d8272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use-window-font-color="true" loext:opacity="0%" style:font-name="Arial1" fo:font-size="11pt" fo:language="fr" fo:country="FR" fo:font-weight="normal" officeooo:rsid="018d8272" officeooo:paragraph-rsid="018d8272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use-window-font-color="true" loext:opacity="0%" style:font-name="Arial1" fo:font-size="11pt" fo:language="fr" fo:country="FR" fo:font-weight="normal" officeooo:rsid="017a83bc" officeooo:paragraph-rsid="017bc147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1a1b663" officeooo:paragraph-rsid="01a1b663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language="fr" fo:country="FR" fo:font-weight="normal" officeooo:rsid="00f57a75" officeooo:paragraph-rsid="00f57a75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use-window-font-color="true" loext:opacity="0%" style:font-name="Arial1" fo:font-size="11pt" fo:language="fr" fo:country="FR" fo:font-weight="normal" officeooo:rsid="014f9996" officeooo:paragraph-rsid="014f9996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use-window-font-color="true" loext:opacity="0%" style:font-name="Arial1" fo:font-size="11pt" fo:language="fr" fo:country="FR" fo:font-weight="normal" officeooo:rsid="01d24de3" officeooo:paragraph-rsid="01d24de3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style:use-window-font-color="true" loext:opacity="0%" style:font-name="Arial1" fo:font-size="11pt" fo:language="fr" fo:country="FR" fo:font-weight="normal" officeooo:rsid="01d3c017" officeooo:paragraph-rsid="01d3c017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language="fr" fo:country="FR" fo:font-weight="normal" officeooo:rsid="01d555ba" officeooo:paragraph-rsid="01d555ba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use-window-font-color="true" loext:opacity="0%" style:font-name="Arial1" fo:font-size="11pt" fo:language="fr" fo:country="FR" fo:font-weight="normal" officeooo:rsid="01d7a4ea" officeooo:paragraph-rsid="01d7a4ea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fo:language="fr" fo:country="FR" fo:font-weight="normal" officeooo:rsid="01d8e437" officeooo:paragraph-rsid="01d8e437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use-window-font-color="true" loext:opacity="0%" style:font-name="Arial1" fo:font-size="11pt" fo:language="fr" fo:country="FR" fo:font-weight="normal" officeooo:rsid="01d99863" officeooo:paragraph-rsid="01d99863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use-window-font-color="true" loext:opacity="0%" style:font-name="Arial1" fo:font-size="11pt" fo:language="fr" fo:country="FR" fo:font-weight="normal" officeooo:rsid="01da0344" officeooo:paragraph-rsid="01da0344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use-window-font-color="true" loext:opacity="0%" style:font-name="Arial1" fo:font-size="11pt" fo:language="fr" fo:country="FR" fo:font-weight="normal" officeooo:rsid="01dc85fd" officeooo:paragraph-rsid="01dc85fd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1pt" fo:language="fr" fo:country="FR" fo:font-weight="normal" officeooo:rsid="01de360e" officeooo:paragraph-rsid="01de360e" style:font-size-asian="11pt" style:font-weight-asian="normal" style:font-size-complex="11pt" style:font-weight-complex="normal"/>
    </style:style>
    <style:style style:name="P38" style:family="paragraph" style:parent-style-name="Table_20_Contents">
      <style:text-properties style:use-window-font-color="true" loext:opacity="0%" style:font-name="Arial1" fo:font-size="11pt" fo:language="fr" fo:country="FR" fo:font-weight="normal" officeooo:rsid="01dfe8ce" officeooo:paragraph-rsid="01dfe8ce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42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4" style:family="paragraph" style:parent-style-name="Table_20_Contents">
      <style:text-properties style:use-window-font-color="true" loext:opacity="0%" style:font-name="Arial1" fo:font-size="11pt" fo:language="fr" fo:country="FR" fo:font-weight="normal" officeooo:rsid="01e6cbaf" officeooo:paragraph-rsid="01e6cbaf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use-window-font-color="true" loext:opacity="0%" style:font-name="Arial1" fo:font-size="11pt" fo:language="fr" fo:country="FR" fo:font-weight="normal" officeooo:rsid="0179ac6d" officeooo:paragraph-rsid="01818943" fo:background-color="transparent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style:use-window-font-color="true" loext:opacity="0%" style:font-name="Arial1" fo:font-size="11pt" fo:language="fr" fo:country="FR" fo:font-weight="normal" officeooo:rsid="0179ac6d" officeooo:paragraph-rsid="0179ac6d" fo:background-color="transparent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style:use-window-font-color="true" loext:opacity="0%" style:font-name="Arial1" fo:font-size="11pt" fo:language="fr" fo:country="FR" fo:font-weight="normal" officeooo:rsid="014f9996" officeooo:paragraph-rsid="014f9996" fo:background-color="transparent" style:font-size-asian="11pt" style:font-weight-asian="normal" style:font-size-complex="11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51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fo:background-color="transparent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54" style:family="paragraph" style:parent-style-name="Table_20_Contents">
      <style:text-properties style:use-window-font-color="true" loext:opacity="0%" style:font-name="Arial1" fo:font-size="11pt" fo:language="fr" fo:country="FR" fo:font-weight="normal" officeooo:rsid="01e6cbaf" officeooo:paragraph-rsid="01e6cbaf" fo:background-color="transparent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1e8831b" officeooo:paragraph-rsid="01e8831b" fo:background-color="transparent" style:font-size-asian="11pt" style:font-weight-asian="normal" style:font-size-complex="11pt" style:font-weight-complex="normal"/>
    </style:style>
    <style:style style:name="P56" style:family="paragraph" style:parent-style-name="Table_20_Contents">
      <style:text-properties style:use-window-font-color="true" loext:opacity="0%" style:font-name="Arial1" fo:font-size="11pt" fo:language="fr" fo:country="FR" fo:font-weight="normal" officeooo:rsid="01ea530e" officeooo:paragraph-rsid="01ea530e" fo:background-color="transparent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loext:opacity="0%" style:font-name="Arial1" fo:font-size="11pt" fo:language="fr" fo:country="FR" fo:font-weight="normal" officeooo:rsid="01ec9150" officeooo:paragraph-rsid="01ec9150" fo:background-color="transparent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62" style:family="paragraph" style:parent-style-name="Table_20_Contents"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63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65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68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7a83bc" officeooo:paragraph-rsid="017a83bc" style:font-size-asian="11pt" style:font-weight-asian="normal" style:font-size-complex="11pt" style:font-weight-complex="normal"/>
    </style:style>
    <style:style style:name="P69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4136b" officeooo:paragraph-rsid="01a4136b" style:font-size-asian="11pt" style:font-weight-asian="normal" style:font-size-complex="11pt" style:font-weight-complex="normal"/>
    </style:style>
    <style:style style:name="P70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86607" officeooo:paragraph-rsid="01a86607" style:font-size-asian="11pt" style:font-weight-asian="normal" style:font-size-complex="11pt" style:font-weight-complex="normal"/>
    </style:style>
    <style:style style:name="P7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7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d4d44" officeooo:paragraph-rsid="01bd4d44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7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82" style:family="paragraph" style:parent-style-name="Table_20_Contents">
      <style:text-properties fo:color="#c9211e" loext:opacity="100%" style:font-name="Arial1" fo:font-size="11pt" fo:language="fr" fo:country="FR" fo:font-weight="bold" officeooo:rsid="017a83bc" officeooo:paragraph-rsid="017a83bc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17a83bc" officeooo:paragraph-rsid="017a83bc" style:font-size-asian="11pt" style:font-weight-asian="bold" style:font-size-complex="11pt" style:font-weight-complex="bold"/>
    </style:style>
    <style:style style:name="P85" style:family="paragraph" style:parent-style-name="Table_20_Contents"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fo:color="#c9211e" loext:opacity="100%" style:font-name="Arial1" fo:font-size="11pt" fo:language="fr" fo:country="FR" fo:font-weight="normal" officeooo:rsid="014f9996" officeooo:paragraph-rsid="014f9996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89" style:family="paragraph" style:parent-style-name="Table_20_Contents">
      <style:text-properties fo:color="#ff0000" loext:opacity="100%" style:font-name="Arial1" fo:font-size="11pt" fo:language="fr" fo:country="FR" fo:font-weight="bold" officeooo:rsid="014f9996" officeooo:paragraph-rsid="014f9996" fo:background-color="transparent" style:font-size-asian="11pt" style:font-weight-asian="bold" style:font-size-complex="11pt" style:font-weight-complex="bold"/>
    </style:style>
    <style:style style:name="P90" style:family="paragraph" style:parent-style-name="Table_20_Contents">
      <style:text-properties fo:color="#ff0000" loext:opacity="100%" style:font-name="Arial1" fo:font-size="11pt" fo:language="fr" fo:country="FR" fo:font-weight="bold" officeooo:rsid="00f0ee28" officeooo:paragraph-rsid="00f0ee28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93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94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79ac6d" officeooo:paragraph-rsid="0179ac6d" fo:background-color="transparent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96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a8f218" style:font-size-asian="11pt" style:font-weight-asian="normal" style:font-size-complex="11pt" style:font-weight-complex="normal"/>
    </style:style>
    <style:style style:name="P98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b020f4" style:font-size-asian="11pt" style:font-weight-asian="normal" style:font-size-complex="11pt" style:font-weight-complex="normal"/>
    </style:style>
    <style:style style:name="P99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100" style:family="paragraph" style:parent-style-name="Table_20_Contents">
      <style:text-properties fo:color="#000000" loext:opacity="100%" style:font-name="Arial1" fo:font-size="11pt" fo:language="fr" fo:country="FR" fo:font-weight="normal" officeooo:rsid="01ced6e8" officeooo:paragraph-rsid="01ced6e8" style:font-size-asian="11pt" style:font-weight-asian="normal" style:font-size-complex="11pt" style:font-weight-complex="normal"/>
    </style:style>
    <style:style style:name="P101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1bbbfeb" officeooo:paragraph-rsid="01bbbfeb" style:font-size-asian="11pt" style:font-weight-asian="normal" style:font-size-complex="11pt" style:font-weight-complex="normal"/>
    </style:style>
    <style:style style:name="P102" style:family="paragraph" style:parent-style-name="Table_20_Contents">
      <style:text-properties fo:color="#000000" loext:opacity="100%" style:font-name="Arial1" fo:font-size="11pt" fo:language="fr" fo:country="FR" fo:font-weight="normal" officeooo:rsid="018d8272" officeooo:paragraph-rsid="018d8272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04" style:family="paragraph" style:parent-style-name="Standard">
      <style:text-properties fo:language="fr" fo:country="FR" officeooo:paragraph-rsid="01ce438f"/>
    </style:style>
    <style:style style:name="T1" style:family="text">
      <style:text-properties officeooo:rsid="01c01156"/>
    </style:style>
    <style:style style:name="T2" style:family="text">
      <style:text-properties officeooo:rsid="01ccf237"/>
    </style:style>
    <style:style style:name="T3" style:family="text">
      <style:text-properties officeooo:rsid="01914766"/>
    </style:style>
    <style:style style:name="T4" style:family="text">
      <style:text-properties officeooo:rsid="0191bd7d"/>
    </style:style>
    <style:style style:name="T5" style:family="text">
      <style:text-properties officeooo:rsid="0191fcad"/>
    </style:style>
    <style:style style:name="T6" style:family="text">
      <style:text-properties officeooo:rsid="01946569"/>
    </style:style>
    <style:style style:name="T7" style:family="text">
      <style:text-properties officeooo:rsid="0195d3ac"/>
    </style:style>
    <style:style style:name="T8" style:family="text">
      <style:text-properties officeooo:rsid="01972a98"/>
    </style:style>
    <style:style style:name="T9" style:family="text">
      <style:text-properties officeooo:rsid="01a5663e"/>
    </style:style>
    <style:style style:name="T10" style:family="text">
      <style:text-properties officeooo:rsid="01b1761d"/>
    </style:style>
    <style:style style:name="T11" style:family="text">
      <style:text-properties officeooo:rsid="01c1bb4c"/>
    </style:style>
    <style:style style:name="T12" style:family="text">
      <style:text-properties officeooo:rsid="01c52bce"/>
    </style:style>
    <style:style style:name="T13" style:family="text">
      <style:text-properties officeooo:rsid="01c6efa2"/>
    </style:style>
    <style:style style:name="T14" style:family="text">
      <style:text-properties officeooo:rsid="01ced6e8"/>
    </style:style>
    <style:style style:name="T15" style:family="text">
      <style:text-properties officeooo:rsid="01d0f325"/>
    </style:style>
    <style:style style:name="T16" style:family="text">
      <style:text-properties officeooo:rsid="01eef6be"/>
    </style:style>
    <style:style style:name="T17" style:family="text">
      <style:text-properties officeooo:rsid="01f83a7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row table:style-name="TableLine93968905236384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Préparé ?</text:p>
          </table:table-cell>
          <table:table-cell table:style-name="Tableau1.A1" office:value-type="string">
            <text:p text:style-name="P7">Début </text:p>
          </table:table-cell>
          <table:table-cell table:style-name="Tableau1.A1" office:value-type="string">
            <text:p text:style-name="P7">Fin </text:p>
          </table:table-cell>
          <table:table-cell table:style-name="Tableau1.F1" office:value-type="string">
            <text:p text:style-name="P8">D(<text:span text:style-name="T15">H</text:span>)</text:p>
          </table:table-cell>
        </table:table-row>
        <table:table-row table:style-name="Tableau1.2"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10">PERIODE 1 <text:span text:style-name="T10">(7 sem)</text:span>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>20220822</text:p>
          </table:table-cell>
          <table:table-cell table:style-name="Tableau1.A2" office:value-type="string">
            <text:p text:style-name="P10">20221008</text:p>
          </table:table-cell>
          <table:table-cell table:style-name="Tableau1.F2" table:formula="ooow:sum&lt;F3:F21&gt;" office:value-type="float" office:value="0">
            <text:p text:style-name="P11">0,0</text:p>
          </table:table-cell>
        </table:table-row>
        <table:table-row table:style-name="TableLine93968905783856">
          <table:table-cell table:style-name="Tableau1.A3" table:formula="ooow:&lt;A2&gt;+1" office:value-type="float" office:value="2">
            <text:p text:style-name="P103">2</text:p>
          </table:table-cell>
          <table:table-cell table:style-name="Tableau1.B80" office:value-type="string">
            <text:p text:style-name="P98"><text:span text:style-name="T12">00-</text:span>Prise de contacte <text:s/><text:span text:style-name="T11">( Fiche de renseignement )</text:span></text:p>
          </table:table-cell>
          <table:table-cell table:style-name="Tableau1.C3" office:value-type="string">
            <text:p text:style-name="P102"/>
          </table:table-cell>
          <table:table-cell table:style-name="Tableau1.D3" office:value-type="string">
            <text:p text:style-name="P97">2022082<text:span text:style-name="T14">6</text:span></text:p>
          </table:table-cell>
          <table:table-cell table:style-name="Tableau1.E3" office:value-type="string">
            <text:p text:style-name="P97">2022082<text:span text:style-name="T14">6</text:span></text:p>
          </table:table-cell>
          <table:table-cell table:style-name="Tableau1.F3" office:value-type="float" office:value="0">
            <text:p text:style-name="P99">0,<text:span text:style-name="T13">0</text:span></text:p>
          </table:table-cell>
        </table:table-row>
        <table:table-row table:style-name="TableLine93968905788304">
          <table:table-cell table:style-name="Tableau1.A4" table:formula="ooow:&lt;A3&gt;+1" office:value-type="float" office:value="3">
            <text:p text:style-name="P103">3</text:p>
          </table:table-cell>
          <table:table-cell table:style-name="Tableau1.B80" office:value-type="string">
            <text:p text:style-name="P100"/>
          </table:table-cell>
          <table:table-cell table:style-name="Tableau1.C4" office:value-type="string">
            <text:p text:style-name="P102"/>
          </table:table-cell>
          <table:table-cell table:style-name="Tableau1.D4" office:value-type="string">
            <text:p text:style-name="P100">20220826</text:p>
          </table:table-cell>
          <table:table-cell table:style-name="Tableau1.E4" office:value-type="string">
            <text:p text:style-name="P100">20220826</text:p>
          </table:table-cell>
          <table:table-cell table:style-name="Tableau1.F4">
            <text:p text:style-name="P101"/>
          </table:table-cell>
        </table:table-row>
        <table:table-row table:style-name="TableLine93968905792256">
          <table:table-cell table:style-name="Tableau1.A5" table:formula="ooow:&lt;A4&gt;+1" office:value-type="float" office:value="4">
            <text:p text:style-name="P52">4</text:p>
          </table:table-cell>
          <table:table-cell table:style-name="Tableau1.B80" office:value-type="string">
            <text:p text:style-name="P15"/>
          </table:table-cell>
          <table:table-cell table:style-name="Tableau1.C5" office:value-type="string">
            <text:p text:style-name="P27"/>
          </table:table-cell>
          <table:table-cell table:style-name="Tableau1.D5" office:value-type="string">
            <text:p text:style-name="P29">20220830</text:p>
          </table:table-cell>
          <table:table-cell table:style-name="Tableau1.E5" office:value-type="string">
            <text:p text:style-name="P29">20220830</text:p>
          </table:table-cell>
          <table:table-cell table:style-name="Tableau1.F5">
            <text:p text:style-name="P74"/>
          </table:table-cell>
        </table:table-row>
        <table:table-row table:style-name="TableLine93968905796304">
          <table:table-cell table:style-name="Tableau1.A6" table:formula="ooow:&lt;A5&gt;+1" office:value-type="float" office:value="5">
            <text:p text:style-name="P14">5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0">20220830</text:p>
          </table:table-cell>
          <table:table-cell table:style-name="Tableau1.E21" office:value-type="string">
            <text:p text:style-name="P30">20220830</text:p>
          </table:table-cell>
          <table:table-cell table:style-name="Tableau1.F6">
            <text:p text:style-name="P75"/>
          </table:table-cell>
        </table:table-row>
        <table:table-row table:style-name="TableLine93968905800816">
          <table:table-cell table:style-name="Tableau1.A7" table:formula="ooow:&lt;A6&gt;+1" office:value-type="float" office:value="6">
            <text:p text:style-name="P14">6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1">20220902</text:p>
          </table:table-cell>
          <table:table-cell table:style-name="Tableau1.E21" office:value-type="string">
            <text:p text:style-name="P31">20220902</text:p>
          </table:table-cell>
          <table:table-cell table:style-name="Tableau1.F7">
            <text:p text:style-name="P75"/>
          </table:table-cell>
        </table:table-row>
        <table:table-row table:style-name="TableLine93968905803200">
          <table:table-cell table:style-name="Tableau1.A8" table:formula="ooow:&lt;A7&gt;+1" office:value-type="float" office:value="7">
            <text:p text:style-name="P14">7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1">20220902</text:p>
          </table:table-cell>
          <table:table-cell table:style-name="Tableau1.E21" office:value-type="string">
            <text:p text:style-name="P31">20220902</text:p>
          </table:table-cell>
          <table:table-cell table:style-name="Tableau1.F8">
            <text:p text:style-name="P75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4">8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2">20220906</text:p>
          </table:table-cell>
          <table:table-cell table:style-name="Tableau1.E21" office:value-type="string">
            <text:p text:style-name="P32">20220906</text:p>
          </table:table-cell>
          <table:table-cell table:style-name="Tableau1.F19">
            <text:p text:style-name="P75"/>
          </table:table-cell>
        </table:table-row>
        <table:table-row table:style-name="TableLine93968905807888">
          <table:table-cell table:style-name="Tableau1.A10" table:formula="ooow:&lt;A9&gt;+1" office:value-type="float" office:value="9">
            <text:p text:style-name="P14">9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3">20220906</text:p>
          </table:table-cell>
          <table:table-cell table:style-name="Tableau1.E21" office:value-type="string">
            <text:p text:style-name="P33">20220906</text:p>
          </table:table-cell>
          <table:table-cell table:style-name="Tableau1.F19">
            <text:p text:style-name="P75"/>
          </table:table-cell>
        </table:table-row>
        <table:table-row table:style-name="TableLine93968905809616">
          <table:table-cell table:style-name="Tableau1.A11" table:formula="ooow:&lt;A10&gt;+1" office:value-type="float" office:value="10">
            <text:p text:style-name="P14">10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4">20220906</text:p>
          </table:table-cell>
          <table:table-cell table:style-name="Tableau1.E21" office:value-type="string">
            <text:p text:style-name="P34">20220906</text:p>
          </table:table-cell>
          <table:table-cell table:style-name="Tableau1.F19">
            <text:p text:style-name="P75"/>
          </table:table-cell>
        </table:table-row>
        <table:table-row table:style-name="TableLine93968905812544">
          <table:table-cell table:style-name="Tableau1.A12" table:formula="ooow:&lt;A11&gt;+1" office:value-type="float" office:value="11">
            <text:p text:style-name="P14">11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5">20220906</text:p>
          </table:table-cell>
          <table:table-cell table:style-name="Tableau1.E21" office:value-type="string">
            <text:p text:style-name="P35">20220906</text:p>
          </table:table-cell>
          <table:table-cell table:style-name="Tableau1.F19">
            <text:p text:style-name="P75"/>
          </table:table-cell>
        </table:table-row>
        <table:table-row table:style-name="TableLine93968905814432">
          <table:table-cell table:style-name="Tableau1.A13" table:formula="ooow:&lt;A12&gt;+1" office:value-type="float" office:value="12">
            <text:p text:style-name="P14">12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6">20220909</text:p>
          </table:table-cell>
          <table:table-cell table:style-name="Tableau1.E21" office:value-type="string">
            <text:p text:style-name="P36">20220909</text:p>
          </table:table-cell>
          <table:table-cell table:style-name="Tableau1.F19">
            <text:p text:style-name="P75"/>
          </table:table-cell>
        </table:table-row>
        <table:table-row table:style-name="TableLine93968905816320">
          <table:table-cell table:style-name="Tableau1.A14" table:formula="ooow:&lt;A13&gt;+1" office:value-type="float" office:value="13">
            <text:p text:style-name="P14">13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7">20220909</text:p>
          </table:table-cell>
          <table:table-cell table:style-name="Tableau1.E21" office:value-type="string">
            <text:p text:style-name="P37">20220909</text:p>
          </table:table-cell>
          <table:table-cell table:style-name="Tableau1.F19">
            <text:p text:style-name="P75"/>
          </table:table-cell>
        </table:table-row>
        <table:table-row table:style-name="TableLine93968905818208">
          <table:table-cell table:style-name="Tableau1.A15" table:formula="ooow:&lt;A14&gt;+1" office:value-type="float" office:value="14">
            <text:p text:style-name="P14">14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8">20220913</text:p>
          </table:table-cell>
          <table:table-cell table:style-name="Tableau1.E21" office:value-type="string">
            <text:p text:style-name="P38">20220913</text:p>
          </table:table-cell>
          <table:table-cell table:style-name="Tableau1.F19">
            <text:p text:style-name="P75"/>
          </table:table-cell>
        </table:table-row>
        <table:table-row table:style-name="TableLine93968905820096">
          <table:table-cell table:style-name="Tableau1.A16" table:formula="ooow:&lt;A15&gt;+1" office:value-type="float" office:value="15">
            <text:p text:style-name="P14">15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39">20220913</text:p>
          </table:table-cell>
          <table:table-cell table:style-name="Tableau1.E21" office:value-type="string">
            <text:p text:style-name="P39">20220913</text:p>
          </table:table-cell>
          <table:table-cell table:style-name="Tableau1.F19">
            <text:p text:style-name="P75"/>
          </table:table-cell>
        </table:table-row>
        <table:table-row table:style-name="TableLine93968905821984">
          <table:table-cell table:style-name="Tableau1.A17" table:formula="ooow:&lt;A16&gt;+1" office:value-type="float" office:value="16">
            <text:p text:style-name="P14">16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40">20220916</text:p>
          </table:table-cell>
          <table:table-cell table:style-name="Tableau1.E21" office:value-type="string">
            <text:p text:style-name="P40">20220916</text:p>
          </table:table-cell>
          <table:table-cell table:style-name="Tableau1.F19">
            <text:p text:style-name="P75"/>
          </table:table-cell>
        </table:table-row>
        <table:table-row table:style-name="TableLine93968905823872">
          <table:table-cell table:style-name="Tableau1.A18" table:formula="ooow:&lt;A17&gt;+1" office:value-type="float" office:value="17">
            <text:p text:style-name="P14">17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41">20220920</text:p>
          </table:table-cell>
          <table:table-cell table:style-name="Tableau1.E21" office:value-type="string">
            <text:p text:style-name="P41">20220920</text:p>
          </table:table-cell>
          <table:table-cell table:style-name="Tableau1.F19">
            <text:p text:style-name="P75"/>
          </table:table-cell>
        </table:table-row>
        <table:table-row table:style-name="TableLine93968905826032">
          <table:table-cell table:style-name="Tableau1.A19" table:formula="ooow:&lt;A18&gt;+1" office:value-type="float" office:value="18">
            <text:p text:style-name="P14">18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42">20220923</text:p>
          </table:table-cell>
          <table:table-cell table:style-name="Tableau1.E21" office:value-type="string">
            <text:p text:style-name="P42">20220923</text:p>
          </table:table-cell>
          <table:table-cell table:style-name="Tableau1.F19">
            <text:p text:style-name="P75"/>
          </table:table-cell>
        </table:table-row>
        <table:table-row table:style-name="TableLine93968905827920">
          <table:table-cell table:style-name="Tableau1.A20" table:formula="ooow:&lt;A19&gt;+1" office:value-type="float" office:value="19">
            <text:p text:style-name="P14">19</text:p>
          </table:table-cell>
          <table:table-cell table:style-name="Tableau1.B80" office:value-type="string">
            <text:p text:style-name="P28"/>
          </table:table-cell>
          <table:table-cell table:style-name="Tableau1.C21" office:value-type="string">
            <text:p text:style-name="P27"/>
          </table:table-cell>
          <table:table-cell table:style-name="Tableau1.D21" office:value-type="string">
            <text:p text:style-name="P43">20220927</text:p>
          </table:table-cell>
          <table:table-cell table:style-name="Tableau1.E21" office:value-type="string">
            <text:p text:style-name="P43">20220927</text:p>
          </table:table-cell>
          <table:table-cell table:style-name="Tableau1.F20">
            <text:p text:style-name="P75"/>
          </table:table-cell>
        </table:table-row>
        <table:table-row table:style-name="TableLine93968905830336">
          <table:table-cell table:style-name="Tableau1.A21" table:formula="ooow:&lt;A20&gt;+1" office:value-type="float" office:value="20">
            <text:p text:style-name="P14">20</text:p>
          </table:table-cell>
          <table:table-cell table:style-name="Tableau1.B80" office:value-type="string">
            <text:p text:style-name="P85"/>
          </table:table-cell>
          <table:table-cell table:style-name="Tableau1.C21" office:value-type="string">
            <text:p text:style-name="P86"/>
          </table:table-cell>
          <table:table-cell table:style-name="Tableau1.D21" office:value-type="string">
            <text:p text:style-name="P85">20220930</text:p>
          </table:table-cell>
          <table:table-cell table:style-name="Tableau1.E21" office:value-type="string">
            <text:p text:style-name="P85">20220930</text:p>
          </table:table-cell>
          <table:table-cell table:style-name="Tableau1.F21">
            <text:p text:style-name="P71"/>
          </table:table-cell>
        </table:table-row>
        <table:table-row table:style-name="TableLine93968905833232">
          <table:table-cell table:style-name="Tableau1.A22" table:formula="ooow:&lt;A21&gt;+1" office:value-type="float" office:value="21">
            <text:p text:style-name="P81">21</text:p>
          </table:table-cell>
          <table:table-cell table:style-name="Tableau1.B80" office:value-type="string">
            <text:p text:style-name="P88">Vacance<text:span text:style-name="T3">s TOUSSAINT 2022</text:span> </text:p>
          </table:table-cell>
          <table:table-cell table:style-name="Tableau1.C22" office:value-type="string">
            <text:p text:style-name="P89"/>
          </table:table-cell>
          <table:table-cell table:style-name="Tableau1.D22" office:value-type="string">
            <text:p text:style-name="P88"/>
          </table:table-cell>
          <table:table-cell table:style-name="Tableau1.E22" office:value-type="string">
            <text:p text:style-name="P88"/>
          </table:table-cell>
          <table:table-cell table:style-name="Tableau1.F22">
            <text:p text:style-name="P95"/>
          </table:table-cell>
        </table:table-row>
        <table:table-row table:style-name="TableLine93968905839296">
          <table:table-cell table:style-name="Tableau1.A23" table:formula="ooow:&lt;A22&gt;+1" office:value-type="float" office:value="22">
            <text:p text:style-name="P13">22</text:p>
          </table:table-cell>
          <table:table-cell table:style-name="Tableau1.B80" office:value-type="string">
            <text:p text:style-name="P10">PERIODE <text:span text:style-name="T6">2 </text:span><text:span text:style-name="T10">( 7 sem)</text:span></text:p>
          </table:table-cell>
          <table:table-cell table:style-name="Tableau1.C23" office:value-type="string">
            <text:p text:style-name="P10"/>
          </table:table-cell>
          <table:table-cell table:style-name="Tableau1.D23" office:value-type="string">
            <text:p text:style-name="P10">2022<text:span text:style-name="T6">1024</text:span></text:p>
          </table:table-cell>
          <table:table-cell table:style-name="Tableau1.E23" office:value-type="string">
            <text:p text:style-name="P10">20221<text:span text:style-name="T6">210</text:span></text:p>
          </table:table-cell>
          <table:table-cell table:style-name="Tableau1.F23" table:formula="ooow:sum&lt;F24:F41&gt;" office:value-type="float" office:value="0">
            <text:p text:style-name="P12">0,0</text:p>
          </table:table-cell>
        </table:table-row>
        <table:table-row table:style-name="Tableau1.24">
          <table:table-cell table:style-name="Tableau1.A24" table:formula="ooow:&lt;A23&gt;+1" office:value-type="float" office:value="23">
            <text:p text:style-name="P14">23</text:p>
          </table:table-cell>
          <table:table-cell table:style-name="Tableau1.B80" office:value-type="string">
            <text:p text:style-name="P53"/>
          </table:table-cell>
          <table:table-cell table:style-name="Tableau1.C24" office:value-type="string">
            <text:p text:style-name="P27"/>
          </table:table-cell>
          <table:table-cell table:style-name="Tableau1.D24" office:value-type="string">
            <text:p text:style-name="P44">20221025</text:p>
          </table:table-cell>
          <table:table-cell table:style-name="Tableau1.E24" office:value-type="string">
            <text:p text:style-name="P44">20221025</text:p>
          </table:table-cell>
          <table:table-cell table:style-name="Tableau1.F24" office:value-type="float" office:value="0">
            <text:p text:style-name="P76">0,0</text:p>
          </table:table-cell>
        </table:table-row>
        <table:table-row table:style-name="TableLine93968905847312">
          <table:table-cell table:style-name="Tableau1.A25" table:formula="ooow:&lt;A24&gt;+1" office:value-type="float" office:value="24">
            <text:p text:style-name="P14">24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4">20221028</text:p>
          </table:table-cell>
          <table:table-cell table:style-name="Tableau1.E40" office:value-type="string">
            <text:p text:style-name="P54">20221028</text:p>
          </table:table-cell>
          <table:table-cell table:style-name="Tableau1.F25">
            <text:p text:style-name="P79"/>
          </table:table-cell>
        </table:table-row>
        <table:table-row table:style-name="TableLine93968905851264">
          <table:table-cell table:style-name="Tableau1.A26" table:formula="ooow:&lt;A25&gt;+1" office:value-type="float" office:value="25">
            <text:p text:style-name="P14">25</text:p>
          </table:table-cell>
          <table:table-cell table:style-name="Tableau1.B80" office:value-type="string">
            <text:p text:style-name="P55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5">20221104</text:p>
          </table:table-cell>
          <table:table-cell table:style-name="Tableau1.E40" office:value-type="string">
            <text:p text:style-name="P55">20221104</text:p>
          </table:table-cell>
          <table:table-cell table:style-name="Tableau1.F26">
            <text:p text:style-name="P79"/>
          </table:table-cell>
        </table:table-row>
        <table:table-row table:style-name="TableLine93968905853680">
          <table:table-cell table:style-name="Tableau1.A27" table:formula="ooow:&lt;A26&gt;+1" office:value-type="float" office:value="26">
            <text:p text:style-name="P14">26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6">20221108</text:p>
          </table:table-cell>
          <table:table-cell table:style-name="Tableau1.E40" office:value-type="string">
            <text:p text:style-name="P56">20221108</text:p>
          </table:table-cell>
          <table:table-cell table:style-name="Tableau1.F27">
            <text:p text:style-name="P79"/>
          </table:table-cell>
        </table:table-row>
        <table:table-row table:style-name="TableLine93968905856096">
          <table:table-cell table:style-name="Tableau1.A28" table:formula="ooow:&lt;A27&gt;+1" office:value-type="float" office:value="27">
            <text:p text:style-name="P14">27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7">20221115</text:p>
          </table:table-cell>
          <table:table-cell table:style-name="Tableau1.E40" office:value-type="string">
            <text:p text:style-name="P57">20221115</text:p>
          </table:table-cell>
          <table:table-cell table:style-name="Tableau1.F28">
            <text:p text:style-name="P79"/>
          </table:table-cell>
        </table:table-row>
        <table:table-row table:style-name="TableLine93968905858512">
          <table:table-cell table:style-name="Tableau1.A29" table:formula="ooow:&lt;A28&gt;+1" office:value-type="float" office:value="28">
            <text:p text:style-name="P14">28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7">20221118</text:p>
          </table:table-cell>
          <table:table-cell table:style-name="Tableau1.E40" office:value-type="string">
            <text:p text:style-name="P57">20221118</text:p>
          </table:table-cell>
          <table:table-cell table:style-name="Tableau1.F29">
            <text:p text:style-name="P79"/>
          </table:table-cell>
        </table:table-row>
        <table:table-row table:style-name="TableLine93968905860928">
          <table:table-cell table:style-name="Tableau1.A30" table:formula="ooow:&lt;A29&gt;+1" office:value-type="float" office:value="29">
            <text:p text:style-name="P14">29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7">20221122</text:p>
          </table:table-cell>
          <table:table-cell table:style-name="Tableau1.E40" office:value-type="string">
            <text:p text:style-name="P57">20221122</text:p>
          </table:table-cell>
          <table:table-cell table:style-name="Tableau1.F40">
            <text:p text:style-name="P79"/>
          </table:table-cell>
        </table:table-row>
        <table:table-row table:style-name="TableLine93968905863344">
          <table:table-cell table:style-name="Tableau1.A31" table:formula="ooow:&lt;A30&gt;+1" office:value-type="float" office:value="30">
            <text:p text:style-name="P14">30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8">20221125</text:p>
          </table:table-cell>
          <table:table-cell table:style-name="Tableau1.E40" office:value-type="string">
            <text:p text:style-name="P58">20221125</text:p>
          </table:table-cell>
          <table:table-cell table:style-name="Tableau1.F40">
            <text:p text:style-name="P79"/>
          </table:table-cell>
        </table:table-row>
        <table:table-row table:style-name="TableLine93968905865232">
          <table:table-cell table:style-name="Tableau1.A32" table:formula="ooow:&lt;A31&gt;+1" office:value-type="float" office:value="31">
            <text:p text:style-name="P14">31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9">20221125</text:p>
          </table:table-cell>
          <table:table-cell table:style-name="Tableau1.E40" office:value-type="string">
            <text:p text:style-name="P59">20221125</text:p>
          </table:table-cell>
          <table:table-cell table:style-name="Tableau1.F40">
            <text:p text:style-name="P79"/>
          </table:table-cell>
        </table:table-row>
        <table:table-row table:style-name="TableLine93968905867120">
          <table:table-cell table:style-name="Tableau1.A33" table:formula="ooow:&lt;A32&gt;+1" office:value-type="float" office:value="32">
            <text:p text:style-name="P14">32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9">20221129</text:p>
          </table:table-cell>
          <table:table-cell table:style-name="Tableau1.E40" office:value-type="string">
            <text:p text:style-name="P59">20221129</text:p>
          </table:table-cell>
          <table:table-cell table:style-name="Tableau1.F40">
            <text:p text:style-name="P79"/>
          </table:table-cell>
        </table:table-row>
        <table:table-row table:style-name="TableLine93968905869536">
          <table:table-cell table:style-name="Tableau1.A34" table:formula="ooow:&lt;A33&gt;+1" office:value-type="float" office:value="33">
            <text:p text:style-name="P14">33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60">20221202</text:p>
          </table:table-cell>
          <table:table-cell table:style-name="Tableau1.E40" office:value-type="string">
            <text:p text:style-name="P60">20221202</text:p>
          </table:table-cell>
          <table:table-cell table:style-name="Tableau1.F40">
            <text:p text:style-name="P79"/>
          </table:table-cell>
        </table:table-row>
        <table:table-row table:style-name="TableLine93968905871952">
          <table:table-cell table:style-name="Tableau1.A35" table:formula="ooow:&lt;A34&gt;+1" office:value-type="float" office:value="34">
            <text:p text:style-name="P14">34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60">20221206</text:p>
          </table:table-cell>
          <table:table-cell table:style-name="Tableau1.E40" office:value-type="string">
            <text:p text:style-name="P60">20221206</text:p>
          </table:table-cell>
          <table:table-cell table:style-name="Tableau1.F40">
            <text:p text:style-name="P79"/>
          </table:table-cell>
        </table:table-row>
        <table:table-row table:style-name="TableLine93968905873840">
          <table:table-cell table:style-name="Tableau1.A36" table:formula="ooow:&lt;A35&gt;+1" office:value-type="float" office:value="35">
            <text:p text:style-name="P14">35</text:p>
          </table:table-cell>
          <table:table-cell table:style-name="Tableau1.B80" office:value-type="string">
            <text:p text:style-name="P85"/>
          </table:table-cell>
          <table:table-cell table:style-name="Tableau1.C40" office:value-type="string">
            <text:p text:style-name="P86"/>
          </table:table-cell>
          <table:table-cell table:style-name="Tableau1.D40" office:value-type="string">
            <text:p text:style-name="P85">2022<text:span text:style-name="T16">1209</text:span></text:p>
          </table:table-cell>
          <table:table-cell table:style-name="Tableau1.E40" office:value-type="string">
            <text:p text:style-name="P85">2022<text:span text:style-name="T16">1209</text:span></text:p>
          </table:table-cell>
          <table:table-cell table:style-name="Tableau1.F40">
            <text:p text:style-name="P79"/>
          </table:table-cell>
        </table:table-row>
        <table:table-row table:style-name="TableLine93968905875728">
          <table:table-cell table:style-name="Tableau1.A37" table:formula="ooow:&lt;A36&gt;+1" office:value-type="float" office:value="36">
            <text:p text:style-name="P14">36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7"/>
          </table:table-cell>
          <table:table-cell table:style-name="Tableau1.E40" office:value-type="string">
            <text:p text:style-name="P57"/>
          </table:table-cell>
          <table:table-cell table:style-name="Tableau1.F40">
            <text:p text:style-name="P79"/>
          </table:table-cell>
        </table:table-row>
        <table:table-row table:style-name="TableLine93968905877616">
          <table:table-cell table:style-name="Tableau1.A38" table:formula="ooow:&lt;A37&gt;+1" office:value-type="float" office:value="37">
            <text:p text:style-name="P14">37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7"/>
          </table:table-cell>
          <table:table-cell table:style-name="Tableau1.E40" office:value-type="string">
            <text:p text:style-name="P57"/>
          </table:table-cell>
          <table:table-cell table:style-name="Tableau1.F40">
            <text:p text:style-name="P79"/>
          </table:table-cell>
        </table:table-row>
        <text:soft-page-break/>
        <table:table-row table:style-name="TableLine93968905879504">
          <table:table-cell table:style-name="Tableau1.A39" table:formula="ooow:&lt;A38&gt;+1" office:value-type="float" office:value="38">
            <text:p text:style-name="P14">38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7"/>
          </table:table-cell>
          <table:table-cell table:style-name="Tableau1.E40" office:value-type="string">
            <text:p text:style-name="P57"/>
          </table:table-cell>
          <table:table-cell table:style-name="Tableau1.F40">
            <text:p text:style-name="P79"/>
          </table:table-cell>
        </table:table-row>
        <table:table-row table:style-name="TableLine93968905881392">
          <table:table-cell table:style-name="Tableau1.A40" table:formula="ooow:&lt;A39&gt;+1" office:value-type="float" office:value="39">
            <text:p text:style-name="P14">39</text:p>
          </table:table-cell>
          <table:table-cell table:style-name="Tableau1.B80" office:value-type="string">
            <text:p text:style-name="P53"/>
          </table:table-cell>
          <table:table-cell table:style-name="Tableau1.C40" office:value-type="string">
            <text:p text:style-name="P46"/>
          </table:table-cell>
          <table:table-cell table:style-name="Tableau1.D40" office:value-type="string">
            <text:p text:style-name="P57"/>
          </table:table-cell>
          <table:table-cell table:style-name="Tableau1.E40" office:value-type="string">
            <text:p text:style-name="P57"/>
          </table:table-cell>
          <table:table-cell table:style-name="Tableau1.F40">
            <text:p text:style-name="P79"/>
          </table:table-cell>
        </table:table-row>
        <table:table-row table:style-name="TableLine93968905883280">
          <table:table-cell table:style-name="Tableau1.A41" table:formula="ooow:&lt;A40&gt;+1" office:value-type="float" office:value="40">
            <text:p text:style-name="P14">40</text:p>
          </table:table-cell>
          <table:table-cell table:style-name="Tableau1.B80" office:value-type="string">
            <text:p text:style-name="P53"/>
          </table:table-cell>
          <table:table-cell table:style-name="Tableau1.C41" office:value-type="string">
            <text:p text:style-name="P47"/>
          </table:table-cell>
          <table:table-cell table:style-name="Tableau1.D41" office:value-type="string">
            <text:p text:style-name="P53"/>
          </table:table-cell>
          <table:table-cell table:style-name="Tableau1.E41" office:value-type="string">
            <text:p text:style-name="P53"/>
          </table:table-cell>
          <table:table-cell table:style-name="Tableau1.F41">
            <text:p text:style-name="P80"/>
          </table:table-cell>
        </table:table-row>
        <table:table-row table:style-name="TableLine93968905887280">
          <table:table-cell table:style-name="Tableau1.A42" table:formula="ooow:&lt;A41&gt;+1" office:value-type="float" office:value="41">
            <text:p text:style-name="P92">41</text:p>
          </table:table-cell>
          <table:table-cell table:style-name="Tableau1.B80" office:value-type="string">
            <text:p text:style-name="P93">Vacance<text:span text:style-name="T3">s NOEL 2022</text:span> </text:p>
          </table:table-cell>
          <table:table-cell table:style-name="Tableau1.C42" office:value-type="string">
            <text:p text:style-name="P94"/>
          </table:table-cell>
          <table:table-cell table:style-name="Tableau1.D42" office:value-type="string">
            <text:p text:style-name="P94"/>
          </table:table-cell>
          <table:table-cell table:style-name="Tableau1.E42" office:value-type="string">
            <text:p text:style-name="P94"/>
          </table:table-cell>
          <table:table-cell table:style-name="Tableau1.F42">
            <text:p text:style-name="P96"/>
          </table:table-cell>
        </table:table-row>
        <table:table-row table:style-name="TableLine93968905891280">
          <table:table-cell table:style-name="Tableau1.A43" table:formula="ooow:&lt;A42&gt;+1" office:value-type="float" office:value="42">
            <text:p text:style-name="P13">42</text:p>
          </table:table-cell>
          <table:table-cell table:style-name="Tableau1.B80" office:value-type="string">
            <text:p text:style-name="P10">PERIODE <text:span text:style-name="T6">3 </text:span><text:span text:style-name="T10">( 6 sem)</text:span></text:p>
          </table:table-cell>
          <table:table-cell table:style-name="Tableau1.C43" office:value-type="string">
            <text:p text:style-name="P10"/>
          </table:table-cell>
          <table:table-cell table:style-name="Tableau1.D43" office:value-type="string">
            <text:p text:style-name="P10">202<text:span text:style-name="T6">30109</text:span></text:p>
          </table:table-cell>
          <table:table-cell table:style-name="Tableau1.E43" office:value-type="string">
            <text:p text:style-name="P10">202<text:span text:style-name="T6">30218</text:span></text:p>
          </table:table-cell>
          <table:table-cell table:style-name="Tableau1.F43" table:formula="ooow:sum&lt;F44:F61&gt;" office:value-type="float" office:value="0">
            <text:p text:style-name="P12">0,0</text:p>
          </table:table-cell>
        </table:table-row>
        <table:table-row table:style-name="TableLine93968905835968">
          <table:table-cell table:style-name="Tableau1.A44" table:formula="ooow:&lt;A43&gt;+1" office:value-type="float" office:value="43">
            <text:p text:style-name="P14">43</text:p>
          </table:table-cell>
          <table:table-cell table:style-name="Tableau1.B80" office:value-type="string">
            <text:p text:style-name="P48"/>
          </table:table-cell>
          <table:table-cell table:style-name="Tableau1.C44" office:value-type="string">
            <text:p text:style-name="P45"/>
          </table:table-cell>
          <table:table-cell table:style-name="Tableau1.D44" office:value-type="string">
            <text:p text:style-name="P61">20230110</text:p>
          </table:table-cell>
          <table:table-cell table:style-name="Tableau1.E44" office:value-type="string">
            <text:p text:style-name="P61">20230110</text:p>
          </table:table-cell>
          <table:table-cell table:style-name="Tableau1.F44">
            <text:p text:style-name="P72"/>
          </table:table-cell>
        </table:table-row>
        <table:table-row table:style-name="TableLine93968905901344">
          <table:table-cell table:style-name="Tableau1.A45" table:formula="ooow:&lt;A44&gt;+1" office:value-type="float" office:value="44">
            <text:p text:style-name="P14">44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1">20230110</text:p>
          </table:table-cell>
          <table:table-cell table:style-name="Tableau1.E60" office:value-type="string">
            <text:p text:style-name="P61">20230110</text:p>
          </table:table-cell>
          <table:table-cell table:style-name="Tableau1.F45">
            <text:p text:style-name="P77"/>
          </table:table-cell>
        </table:table-row>
        <table:table-row table:style-name="TableLine93968905905344">
          <table:table-cell table:style-name="Tableau1.A46" table:formula="ooow:&lt;A45&gt;+1" office:value-type="float" office:value="45">
            <text:p text:style-name="P14">45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2">20230113</text:p>
          </table:table-cell>
          <table:table-cell table:style-name="Tableau1.E60" office:value-type="string">
            <text:p text:style-name="P62">20230113</text:p>
          </table:table-cell>
          <table:table-cell table:style-name="Tableau1.F46">
            <text:p text:style-name="P77"/>
          </table:table-cell>
        </table:table-row>
        <table:table-row table:style-name="TableLine93968905907760">
          <table:table-cell table:style-name="Tableau1.A47" table:formula="ooow:&lt;A46&gt;+1" office:value-type="float" office:value="46">
            <text:p text:style-name="P14">46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2">20230117</text:p>
          </table:table-cell>
          <table:table-cell table:style-name="Tableau1.E60" office:value-type="string">
            <text:p text:style-name="P62">20230117</text:p>
          </table:table-cell>
          <table:table-cell table:style-name="Tableau1.F47">
            <text:p text:style-name="P77"/>
          </table:table-cell>
        </table:table-row>
        <table:table-row table:style-name="TableLine93968905910176">
          <table:table-cell table:style-name="Tableau1.A48" table:formula="ooow:&lt;A47&gt;+1" office:value-type="float" office:value="47">
            <text:p text:style-name="P14">47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3">20230120</text:p>
          </table:table-cell>
          <table:table-cell table:style-name="Tableau1.E60" office:value-type="string">
            <text:p text:style-name="P63">20230120</text:p>
          </table:table-cell>
          <table:table-cell table:style-name="Tableau1.F48">
            <text:p text:style-name="P77"/>
          </table:table-cell>
        </table:table-row>
        <table:table-row table:style-name="TableLine93968905912592">
          <table:table-cell table:style-name="Tableau1.A49" table:formula="ooow:&lt;A48&gt;+1" office:value-type="float" office:value="48">
            <text:p text:style-name="P14">48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>20230124</text:p>
          </table:table-cell>
          <table:table-cell table:style-name="Tableau1.E60" office:value-type="string">
            <text:p text:style-name="P64">20230124</text:p>
          </table:table-cell>
          <table:table-cell table:style-name="Tableau1.F59">
            <text:p text:style-name="P77"/>
          </table:table-cell>
        </table:table-row>
        <table:table-row table:style-name="TableLine93968905915008">
          <table:table-cell table:style-name="Tableau1.A50" table:formula="ooow:&lt;A49&gt;+1" office:value-type="float" office:value="49">
            <text:p text:style-name="P14">49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5">20230127</text:p>
          </table:table-cell>
          <table:table-cell table:style-name="Tableau1.E60" office:value-type="string">
            <text:p text:style-name="P65">20230127</text:p>
          </table:table-cell>
          <table:table-cell table:style-name="Tableau1.F59">
            <text:p text:style-name="P77"/>
          </table:table-cell>
        </table:table-row>
        <table:table-row table:style-name="TableLine93968905916896">
          <table:table-cell table:style-name="Tableau1.A51" table:formula="ooow:&lt;A50&gt;+1" office:value-type="float" office:value="50">
            <text:p text:style-name="P14">50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93968905918784">
          <table:table-cell table:style-name="Tableau1.A52" table:formula="ooow:&lt;A51&gt;+1" office:value-type="float" office:value="51">
            <text:p text:style-name="P14">51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93968905920672">
          <table:table-cell table:style-name="Tableau1.A53" table:formula="ooow:&lt;A52&gt;+1" office:value-type="float" office:value="52">
            <text:p text:style-name="P14">52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93968905922560">
          <table:table-cell table:style-name="Tableau1.A54" table:formula="ooow:&lt;A53&gt;+1" office:value-type="float" office:value="53">
            <text:p text:style-name="P14">53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93968905924448">
          <table:table-cell table:style-name="Tableau1.A55" table:formula="ooow:&lt;A54&gt;+1" office:value-type="float" office:value="54">
            <text:p text:style-name="P14">54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93968905926336">
          <table:table-cell table:style-name="Tableau1.A56" table:formula="ooow:&lt;A55&gt;+1" office:value-type="float" office:value="55">
            <text:p text:style-name="P14">55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93968905928224">
          <table:table-cell table:style-name="Tableau1.A57" table:formula="ooow:&lt;A56&gt;+1" office:value-type="float" office:value="56">
            <text:p text:style-name="P14">56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93968905930112">
          <table:table-cell table:style-name="Tableau1.A58" table:formula="ooow:&lt;A57&gt;+1" office:value-type="float" office:value="57">
            <text:p text:style-name="P14">57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93968905932000">
          <table:table-cell table:style-name="Tableau1.A59" table:formula="ooow:&lt;A58&gt;+1" office:value-type="float" office:value="58">
            <text:p text:style-name="P14">58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64"/>
          </table:table-cell>
          <table:table-cell table:style-name="Tableau1.E60" office:value-type="string">
            <text:p text:style-name="P64"/>
          </table:table-cell>
          <table:table-cell table:style-name="Tableau1.F59">
            <text:p text:style-name="P77"/>
          </table:table-cell>
        </table:table-row>
        <table:table-row table:style-name="TableLine93968905933888">
          <table:table-cell table:style-name="Tableau1.A60" table:formula="ooow:&lt;A59&gt;+1" office:value-type="float" office:value="59">
            <text:p text:style-name="P14">59</text:p>
          </table:table-cell>
          <table:table-cell table:style-name="Tableau1.B80" office:value-type="string">
            <text:p text:style-name="P48"/>
          </table:table-cell>
          <table:table-cell table:style-name="Tableau1.C60" office:value-type="string">
            <text:p text:style-name="P47"/>
          </table:table-cell>
          <table:table-cell table:style-name="Tableau1.D60" office:value-type="string">
            <text:p text:style-name="P48"/>
          </table:table-cell>
          <table:table-cell table:style-name="Tableau1.E60" office:value-type="string">
            <text:p text:style-name="P48"/>
          </table:table-cell>
          <table:table-cell table:style-name="Tableau1.F60">
            <text:p text:style-name="P77"/>
          </table:table-cell>
        </table:table-row>
        <table:table-row table:style-name="TableLine93968905936304">
          <table:table-cell table:style-name="Tableau1.A61" table:formula="ooow:&lt;A60&gt;+1" office:value-type="float" office:value="60">
            <text:p text:style-name="P14">60</text:p>
          </table:table-cell>
          <table:table-cell table:style-name="Tableau1.B80" office:value-type="string">
            <text:p text:style-name="P48"/>
          </table:table-cell>
          <table:table-cell table:style-name="Tableau1.C61" office:value-type="string">
            <text:p text:style-name="P16"/>
          </table:table-cell>
          <table:table-cell table:style-name="Tableau1.D61" office:value-type="string">
            <text:p text:style-name="P17"/>
          </table:table-cell>
          <table:table-cell table:style-name="Tableau1.E61" office:value-type="string">
            <text:p text:style-name="P18"/>
          </table:table-cell>
          <table:table-cell table:style-name="Tableau1.F61">
            <text:p text:style-name="P71"/>
          </table:table-cell>
        </table:table-row>
        <table:table-row table:style-name="TableLine93968905940304">
          <table:table-cell table:style-name="Tableau1.A62" table:formula="ooow:&lt;A61&gt;+1" office:value-type="float" office:value="61">
            <text:p text:style-name="P81">61</text:p>
          </table:table-cell>
          <table:table-cell table:style-name="Tableau1.B80" office:value-type="string">
            <text:p text:style-name="P83">Vacance<text:span text:style-name="T3">s CARNAVAL 2023</text:span> </text:p>
          </table:table-cell>
          <table:table-cell table:style-name="Tableau1.C62" office:value-type="string">
            <text:p text:style-name="P82"/>
          </table:table-cell>
          <table:table-cell table:style-name="Tableau1.D62" office:value-type="string">
            <text:p text:style-name="P82"/>
          </table:table-cell>
          <table:table-cell table:style-name="Tableau1.E62" office:value-type="string">
            <text:p text:style-name="P82"/>
          </table:table-cell>
          <table:table-cell table:style-name="Tableau1.F62">
            <text:p text:style-name="P87"/>
          </table:table-cell>
        </table:table-row>
        <table:table-row table:style-name="TableLine93968905944304">
          <table:table-cell table:style-name="Tableau1.A63" table:formula="ooow:&lt;A62&gt;+1" office:value-type="float" office:value="62">
            <text:p text:style-name="P13">62</text:p>
          </table:table-cell>
          <table:table-cell table:style-name="Tableau1.B80" office:value-type="string">
            <text:p text:style-name="P10">PERIODE <text:span text:style-name="T7">4 </text:span><text:span text:style-name="T10">( 7 sem )</text:span></text:p>
          </table:table-cell>
          <table:table-cell table:style-name="Tableau1.C63" office:value-type="string">
            <text:p text:style-name="P10"/>
          </table:table-cell>
          <table:table-cell table:style-name="Tableau1.D63" office:value-type="string">
            <text:p text:style-name="P10">202<text:span text:style-name="T7">30306</text:span></text:p>
          </table:table-cell>
          <table:table-cell table:style-name="Tableau1.E63" office:value-type="string">
            <text:p text:style-name="P10">202<text:span text:style-name="T7">304</text:span><text:span text:style-name="T9">22</text:span></text:p>
          </table:table-cell>
          <table:table-cell table:style-name="Tableau1.F63" table:formula="ooow:sum&lt;F64:F71&gt;" office:value-type="float" office:value="0">
            <text:p text:style-name="P12">0,0</text:p>
          </table:table-cell>
        </table:table-row>
        <table:table-row table:style-name="TableLine93968905948368">
          <table:table-cell table:style-name="Tableau1.A64" table:formula="ooow:&lt;A63&gt;+1" office:value-type="float" office:value="63">
            <text:p text:style-name="P14">63</text:p>
          </table:table-cell>
          <table:table-cell table:style-name="Tableau1.B80" office:value-type="string">
            <text:p text:style-name="P19"/>
          </table:table-cell>
          <table:table-cell table:style-name="Tableau1.C64" office:value-type="string">
            <text:p text:style-name="P47"/>
          </table:table-cell>
          <table:table-cell table:style-name="Tableau1.D64" office:value-type="string">
            <text:p text:style-name="P49"/>
          </table:table-cell>
          <table:table-cell table:style-name="Tableau1.E64" office:value-type="string">
            <text:p text:style-name="P50"/>
          </table:table-cell>
          <table:table-cell table:style-name="Tableau1.F64">
            <text:p text:style-name="P78"/>
          </table:table-cell>
        </table:table-row>
        <table:table-row table:style-name="TableLine93968905952320">
          <table:table-cell table:style-name="Tableau1.A65" table:formula="ooow:&lt;A64&gt;+1" office:value-type="float" office:value="64">
            <text:p text:style-name="P14">64</text:p>
          </table:table-cell>
          <table:table-cell table:style-name="Tableau1.B80" office:value-type="string">
            <text:p text:style-name="P67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5">
            <text:p text:style-name="P73"/>
          </table:table-cell>
        </table:table-row>
        <table:table-row table:style-name="TableLine93968905957360">
          <table:table-cell table:style-name="Tableau1.A66" table:formula="ooow:&lt;A65&gt;+1" office:value-type="float" office:value="65">
            <text:p text:style-name="P14">65</text:p>
          </table:table-cell>
          <table:table-cell table:style-name="Tableau1.B80" office:value-type="string">
            <text:p text:style-name="P67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6">
            <text:p text:style-name="P73"/>
          </table:table-cell>
        </table:table-row>
        <table:table-row table:style-name="TableLine93968905960816">
          <table:table-cell table:style-name="Tableau1.A67" table:formula="ooow:&lt;A66&gt;+1" office:value-type="float" office:value="66">
            <text:p text:style-name="P14">66</text:p>
          </table:table-cell>
          <table:table-cell table:style-name="Tableau1.B80" office:value-type="string">
            <text:p text:style-name="P67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7">
            <text:p text:style-name="P73"/>
          </table:table-cell>
        </table:table-row>
        <table:table-row table:style-name="TableLine93968905963232">
          <table:table-cell table:style-name="Tableau1.A68" table:formula="ooow:&lt;A67&gt;+1" office:value-type="float" office:value="67">
            <text:p text:style-name="P14">67</text:p>
          </table:table-cell>
          <table:table-cell table:style-name="Tableau1.B80" office:value-type="string">
            <text:p text:style-name="P67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8">
            <text:p text:style-name="P73"/>
          </table:table-cell>
        </table:table-row>
        <table:table-row table:style-name="TableLine93968905965648">
          <table:table-cell table:style-name="Tableau1.A69" table:formula="ooow:&lt;A68&gt;+1" office:value-type="float" office:value="68">
            <text:p text:style-name="P14">68</text:p>
          </table:table-cell>
          <table:table-cell table:style-name="Tableau1.B80" office:value-type="string">
            <text:p text:style-name="P67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69">
            <text:p text:style-name="P73"/>
          </table:table-cell>
        </table:table-row>
        <table:table-row table:style-name="TableLine93968905968064">
          <table:table-cell table:style-name="Tableau1.A70" table:formula="ooow:&lt;A69&gt;+1" office:value-type="float" office:value="69">
            <text:p text:style-name="P14">69</text:p>
          </table:table-cell>
          <table:table-cell table:style-name="Tableau1.B80" office:value-type="string">
            <text:p text:style-name="P67"/>
          </table:table-cell>
          <table:table-cell table:style-name="Tableau1.C70" office:value-type="string">
            <text:p text:style-name="P16"/>
          </table:table-cell>
          <table:table-cell table:style-name="Tableau1.D70" office:value-type="string">
            <text:p text:style-name="P19"/>
          </table:table-cell>
          <table:table-cell table:style-name="Tableau1.E70" office:value-type="string">
            <text:p text:style-name="P19"/>
          </table:table-cell>
          <table:table-cell table:style-name="Tableau1.F70">
            <text:p text:style-name="P73"/>
          </table:table-cell>
        </table:table-row>
        <table:table-row table:style-name="TableLine93968905970480">
          <table:table-cell table:style-name="Tableau1.A71" table:formula="ooow:&lt;A70&gt;+1" office:value-type="float" office:value="70">
            <text:p text:style-name="P14">70</text:p>
          </table:table-cell>
          <table:table-cell table:style-name="Tableau1.B80" office:value-type="string">
            <text:p text:style-name="P50"/>
          </table:table-cell>
          <table:table-cell table:style-name="Tableau1.C71" office:value-type="string">
            <text:p text:style-name="P68"/>
          </table:table-cell>
          <table:table-cell table:style-name="Tableau1.D71" office:value-type="string">
            <text:p text:style-name="P67"/>
          </table:table-cell>
          <table:table-cell table:style-name="Tableau1.E71" office:value-type="string">
            <text:p text:style-name="P69"/>
          </table:table-cell>
          <table:table-cell table:style-name="Tableau1.F71">
            <text:p text:style-name="P71"/>
          </table:table-cell>
        </table:table-row>
        <table:table-row table:style-name="TableLine93968905974480">
          <table:table-cell table:style-name="Tableau1.A72" table:formula="ooow:&lt;A71&gt;+1" office:value-type="float" office:value="71">
            <text:p text:style-name="P81">71</text:p>
          </table:table-cell>
          <table:table-cell table:style-name="Tableau1.B80" office:value-type="string">
            <text:p text:style-name="P83">Vacance<text:span text:style-name="T3">s <text:s/></text:span><text:span text:style-name="T4">PAQUES 2023</text:span> </text:p>
          </table:table-cell>
          <table:table-cell table:style-name="Tableau1.C72" office:value-type="string">
            <text:p text:style-name="P84"/>
          </table:table-cell>
          <table:table-cell table:style-name="Tableau1.D72" office:value-type="string">
            <text:p text:style-name="P84"/>
          </table:table-cell>
          <table:table-cell table:style-name="Tableau1.E72" office:value-type="string">
            <text:p text:style-name="P84"/>
          </table:table-cell>
          <table:table-cell table:style-name="Tableau1.F72">
            <text:p text:style-name="P87"/>
          </table:table-cell>
        </table:table-row>
        <table:table-row table:style-name="TableLine93968905978480">
          <table:table-cell table:style-name="Tableau1.A73" table:formula="ooow:&lt;A72&gt;+1" office:value-type="float" office:value="72">
            <text:p text:style-name="P13">72</text:p>
          </table:table-cell>
          <table:table-cell table:style-name="Tableau1.B80" office:value-type="string">
            <text:p text:style-name="P10">PERIODE <text:span text:style-name="T8">5 </text:span><text:span text:style-name="T10">(4,5 sem)</text:span></text:p>
          </table:table-cell>
          <table:table-cell table:style-name="Tableau1.C73" office:value-type="string">
            <text:p text:style-name="P10"/>
          </table:table-cell>
          <table:table-cell table:style-name="Tableau1.D73" office:value-type="string">
            <text:p text:style-name="P10">202<text:span text:style-name="T8">30509</text:span></text:p>
          </table:table-cell>
          <table:table-cell table:style-name="Tableau1.E73" office:value-type="string">
            <text:p text:style-name="P10">202<text:span text:style-name="T8">30610</text:span></text:p>
          </table:table-cell>
          <table:table-cell table:style-name="Tableau1.F73" table:formula="ooow:sum&lt;F74:F81&gt;" office:value-type="float" office:value="0">
            <text:p text:style-name="P12">0,0</text:p>
          </table:table-cell>
        </table:table-row>
        <table:table-row table:style-name="TableLine93968905982544">
          <table:table-cell table:style-name="Tableau1.A74" table:formula="ooow:&lt;A73&gt;+1" office:value-type="float" office:value="73">
            <text:p text:style-name="P14">73</text:p>
          </table:table-cell>
          <table:table-cell table:style-name="Tableau1.B80" office:value-type="string">
            <text:p text:style-name="P70"/>
          </table:table-cell>
          <table:table-cell table:style-name="Tableau1.C74" office:value-type="string">
            <text:p text:style-name="P20"/>
          </table:table-cell>
          <table:table-cell table:style-name="Tableau1.D74" office:value-type="string">
            <text:p text:style-name="P21"/>
          </table:table-cell>
          <table:table-cell table:style-name="Tableau1.E74" office:value-type="string">
            <text:p text:style-name="P20"/>
          </table:table-cell>
          <table:table-cell table:style-name="Tableau1.F74">
            <text:p text:style-name="P22"/>
          </table:table-cell>
        </table:table-row>
        <table:table-row table:style-name="TableLine93968905986496">
          <table:table-cell table:style-name="Tableau1.A75" table:formula="ooow:&lt;A74&gt;+1" office:value-type="float" office:value="74">
            <text:p text:style-name="P14">74</text:p>
          </table:table-cell>
          <table:table-cell table:style-name="Tableau1.B80" office:value-type="string">
            <text:p text:style-name="P51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5">
            <text:p text:style-name="P22"/>
          </table:table-cell>
        </table:table-row>
        <table:table-row table:style-name="TableLine93968905990496">
          <table:table-cell table:style-name="Tableau1.A76" table:formula="ooow:&lt;A75&gt;+1" office:value-type="float" office:value="75">
            <text:p text:style-name="P14">75</text:p>
          </table:table-cell>
          <table:table-cell table:style-name="Tableau1.B80" office:value-type="string">
            <text:p text:style-name="P51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6">
            <text:p text:style-name="P22"/>
          </table:table-cell>
        </table:table-row>
        <table:table-row table:style-name="TableLine93968905992912">
          <table:table-cell table:style-name="Tableau1.A77" table:formula="ooow:&lt;A76&gt;+1" office:value-type="float" office:value="76">
            <text:p text:style-name="P14">76</text:p>
          </table:table-cell>
          <table:table-cell table:style-name="Tableau1.B80" office:value-type="string">
            <text:p text:style-name="P51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7">
            <text:p text:style-name="P22"/>
          </table:table-cell>
        </table:table-row>
        <table:table-row table:style-name="TableLine93968905995328">
          <table:table-cell table:style-name="Tableau1.A78" table:formula="ooow:&lt;A77&gt;+1" office:value-type="float" office:value="77">
            <text:p text:style-name="P14">77</text:p>
          </table:table-cell>
          <table:table-cell table:style-name="Tableau1.B80" office:value-type="string">
            <text:p text:style-name="P51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8">
            <text:p text:style-name="P22"/>
          </table:table-cell>
        </table:table-row>
        <text:soft-page-break/>
        <table:table-row table:style-name="TableLine93968905997744">
          <table:table-cell table:style-name="Tableau1.A79" table:formula="ooow:&lt;A78&gt;+1" office:value-type="float" office:value="78">
            <text:p text:style-name="P14">78</text:p>
          </table:table-cell>
          <table:table-cell table:style-name="Tableau1.B80" office:value-type="string">
            <text:p text:style-name="P51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79">
            <text:p text:style-name="P22"/>
          </table:table-cell>
        </table:table-row>
        <table:table-row table:style-name="Tableau1.80">
          <table:table-cell table:style-name="Tableau1.A80" table:formula="ooow:&lt;A79&gt;+1" office:value-type="float" office:value="79">
            <text:p text:style-name="P14">79</text:p>
          </table:table-cell>
          <table:table-cell table:style-name="Tableau1.B80" office:value-type="string">
            <text:p text:style-name="P51"/>
          </table:table-cell>
          <table:table-cell table:style-name="Tableau1.C80" office:value-type="string">
            <text:p text:style-name="P24"/>
          </table:table-cell>
          <table:table-cell table:style-name="Tableau1.D80" office:value-type="string">
            <text:p text:style-name="P24"/>
          </table:table-cell>
          <table:table-cell table:style-name="Tableau1.E80" office:value-type="string">
            <text:p text:style-name="P24"/>
          </table:table-cell>
          <table:table-cell table:style-name="Tableau1.F80">
            <text:p text:style-name="P22"/>
          </table:table-cell>
        </table:table-row>
        <table:table-row table:style-name="TableLine93968906002576">
          <table:table-cell table:style-name="Tableau1.A81" table:formula="ooow:&lt;A80&gt;+1" office:value-type="float" office:value="80">
            <text:p text:style-name="P14">80</text:p>
          </table:table-cell>
          <table:table-cell table:style-name="Tableau1.B81" office:value-type="string">
            <text:p text:style-name="P23"/>
          </table:table-cell>
          <table:table-cell table:style-name="Tableau1.C81" office:value-type="string">
            <text:p text:style-name="P25"/>
          </table:table-cell>
          <table:table-cell table:style-name="Tableau1.D81" office:value-type="string">
            <text:p text:style-name="P25"/>
          </table:table-cell>
          <table:table-cell table:style-name="Tableau1.E81" office:value-type="string">
            <text:p text:style-name="P21"/>
          </table:table-cell>
          <table:table-cell table:style-name="Tableau1.F81">
            <text:p text:style-name="P26"/>
          </table:table-cell>
        </table:table-row>
        <table:table-row table:style-name="TableLine93968906007104">
          <table:table-cell table:style-name="Tableau1.A82">
            <text:p text:style-name="P66"/>
          </table:table-cell>
          <table:table-cell table:style-name="Tableau1.B82" office:value-type="string">
            <text:p text:style-name="P88"><text:span text:style-name="T5">Fin 2022/2023</text:span> </text:p>
          </table:table-cell>
          <table:table-cell table:style-name="Tableau1.C82" office:value-type="string">
            <text:p text:style-name="P90"/>
          </table:table-cell>
          <table:table-cell table:style-name="Tableau1.D82" office:value-type="string">
            <text:p text:style-name="P90"/>
          </table:table-cell>
          <table:table-cell table:style-name="Tableau1.E82" office:value-type="string">
            <text:p text:style-name="P90"/>
          </table:table-cell>
          <table:table-cell table:style-name="Tableau1.F82" table:formula="ooow:sum&lt;F2:F81&gt;/2" office:value-type="float" office:value="0">
            <text:p text:style-name="P91">0,0</text:p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1f83a7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TERMINALE MATHÉMATIQUES COMPLÉMENTAIRE </text:span>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9T14:54:26.008560305</dc:date>
    <meta:editing-duration>P3DT14H36M7S</meta:editing-duration>
    <meta:editing-cycles>757</meta:editing-cycles>
    <meta:generator>LibreOffice/7.3.5.2$Linux_X86_64 LibreOffice_project/30$Build-2</meta:generator>
    <meta:document-statistic meta:table-count="1" meta:image-count="0" meta:object-count="0" meta:page-count="3" meta:paragraph-count="194" meta:word-count="234" meta:character-count="1220" meta:non-whitespace-character-count="1170"/>
  </office:meta>
</office:document-meta>
</file>